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/>
    <style:font-face style:name="Times New Roman1" svg:font-family="'Times New Roman'"/>
    <style:font-face style:name="Arial2" svg:font-family="Arial" style:font-family-generic="swiss"/>
    <style:font-face style:name="@Arial Unicode MS" svg:font-family="'@Arial Unicode MS'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17.02cm" style:page-number="auto" table:align="left" style:writing-mode="lr-tb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2.965cm"/>
    </style:style>
    <style:style style:name="Таблица1.C" style:family="table-column">
      <style:table-column-properties style:column-width="2.20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name-complex="Times New Roman" style:font-size-complex="16pt" style:font-weight-complex="normal"/>
    </style:style>
    <style:style style:name="P3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05cm" style:auto-text-indent="false" style:text-autospace="ideograph-alpha" style:punctuation-wrap="hanging" style:line-break="strict" style:writing-mode="lr-tb"/>
      <style:text-properties fo:font-size="14pt" fo:font-weight="normal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05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-0.501cm" fo:margin-right="0cm" fo:line-height="150%" fo:text-align="justify" style:justify-single-word="false" fo:text-indent="1cm" style:auto-text-indent="false"/>
    </style:style>
    <style:style style:name="P6" style:family="paragraph" style:parent-style-name="Standard">
      <style:paragraph-properties fo:margin-left="-0.501cm" fo:margin-right="0cm" fo:line-height="150%" fo:text-align="center" style:justify-single-word="false" fo:text-indent="1cm" style:auto-text-indent="false"/>
      <style:text-properties fo:font-size="16pt" fo:font-weight="bold" style:font-size-asian="16pt" style:font-weight-asian="bold" style:font-name-complex="Times New Roman" style:font-size-complex="16pt"/>
    </style:style>
    <style:style style:name="P7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32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-0.501cm" fo:margin-right="0cm" fo:margin-top="0cm" fo:margin-bottom="0cm" fo:line-height="150%" fo:text-align="justify" style:justify-single-word="false" fo:orphans="0" fo:widows="0" fo:hyphenation-ladder-count="no-limit" fo:text-indent="1.032cm" style:auto-text-indent="false" style:text-autospace="ideograph-alpha" style:punctuation-wrap="hanging" style:line-break="strict" style:writing-mode="lr-tb"/>
      <style:text-properties fo:font-size="14pt" style:font-size-asian="14pt" style:font-name-complex="Times New Roman" style:font-size-complex="14pt" fo:hyphenate="false" fo:hyphenation-remain-char-count="2" fo:hyphenation-push-char-count="2"/>
    </style:style>
    <style:style style:name="P9" style:family="paragraph" style:parent-style-name="Text_20_body">
      <style:paragraph-properties fo:margin-top="0cm" fo:margin-bottom="0cm" fo:line-height="150%" fo:text-align="justify" style:justify-single-word="false"/>
    </style:style>
    <style:style style:name="P10" style:family="paragraph" style:parent-style-name="Text_20_body" style:list-style-name="WW8Num3">
      <style:paragraph-properties fo:margin-top="0cm" fo:margin-bottom="0cm" fo:line-height="150%" fo:text-align="justify" style:justify-single-word="false"/>
    </style:style>
    <style:style style:name="P11" style:family="paragraph" style:parent-style-name="Text_20_body" style:list-style-name="WW8Num3">
      <style:paragraph-properties fo:margin-top="0cm" fo:margin-bottom="0cm" fo:line-height="150%" fo:text-align="justify" style:justify-single-word="false"/>
      <style:text-properties fo:font-variant="normal" fo:text-transform="none" fo:color="#000000" fo:font-size="14pt" fo:letter-spacing="normal" fo:language="en" fo:country="US" fo:font-weight="normal" style:font-size-asian="14pt" style:font-weight-asian="normal" style:font-name-complex="Times New Roman" style:font-size-complex="14pt" style:font-weight-complex="normal"/>
    </style:style>
    <style:style style:name="P12" style:family="paragraph" style:parent-style-name="Text_20_body">
      <style:paragraph-properties fo:margin-top="0cm" fo:margin-bottom="0cm" fo:line-height="150%" fo:text-align="justify" style:justify-single-word="false"/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13" style:family="paragraph" style:parent-style-name="Table_20_Contents" style:list-style-name="WW8Num4">
      <style:paragraph-properties fo:text-align="center" style:justify-single-word="false" style:snap-to-layout-gri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Table_20_Contents" style:list-style-name="WW8Num6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Table_20_Heading">
      <style:text-properties fo:font-size="16pt" fo:font-style="italic" style:font-size-asian="16pt" style:font-style-asian="italic" style:font-size-complex="16pt" style:font-style-complex="italic"/>
    </style:style>
    <style:style style:name="P18" style:family="paragraph" style:parent-style-name="List_20_Paragraph" style:list-style-name="WW8Num2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19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22" style:family="paragraph" style:parent-style-name="List_20_Paragraph" style:list-style-name="WW8Num2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23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P24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6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language="ru" fo:country="RU" fo:font-weight="bold" style:font-size-asian="16pt" style:font-weight-asian="bold" style:font-name-complex="Times New Roman" style:font-size-complex="16pt" style:font-weight-complex="normal"/>
    </style:style>
    <style:style style:name="P27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font-weight="bold" style:font-size-asian="16pt" style:font-weight-asian="bold" style:font-name-complex="Times New Roman" style:font-size-complex="16pt" style:font-weight-complex="normal"/>
    </style:style>
    <style:style style:name="P28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font-weight="bold" style:font-size-asian="16pt" style:font-weight-asian="bold" style:font-name-complex="Times New Roman" style:font-size-complex="16pt"/>
    </style:style>
    <style:style style:name="P29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color="#000000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30" style:family="paragraph" style:parent-style-name="List_20_Paragraph">
      <style:paragraph-properties fo:margin-left="-0.503cm" fo:margin-right="0cm" fo:margin-top="0cm" fo:margin-bottom="0cm" fo:line-height="150%" fo:text-align="justify" style:justify-single-word="false" fo:orphans="0" fo:widows="0" fo:hyphenation-ladder-count="no-limit" fo:text-indent="1.005cm" style:auto-text-indent="false" style:text-autospace="ideograph-alpha" style:punctuation-wrap="hanging" style:line-break="strict" style:writing-mode="lr-tb"/>
      <style:text-properties fo:font-size="14pt" fo:font-weight="normal" style:font-name-asian="@Arial Unicode MS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31" style:family="paragraph" style:parent-style-name="List_20_Paragraph">
      <style:paragraph-properties fo:margin-top="0cm" fo:margin-bottom="0cm"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List_20_Paragraph" style:list-style-name="WW8Num5">
      <style:paragraph-properties fo:margin-top="0cm" fo:margin-bottom="0cm"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List_20_Paragraph">
      <style:paragraph-properties fo:margin-top="0cm" fo:margin-bottom="0cm" fo:line-height="150%" fo:text-align="justify" style:justify-single-word="false"/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34" style:family="paragraph" style:parent-style-name="List_20_Paragraph" style:list-style-name="WW8Num3">
      <style:paragraph-properties fo:margin-top="0cm" fo:margin-bottom="0cm" fo:line-height="150%" fo:text-align="justify" style:justify-single-word="false"/>
    </style:style>
    <style:style style:name="P35" style:family="paragraph" style:parent-style-name="List_20_Paragraph">
      <style:paragraph-properties fo:margin-left="0cm" fo:margin-right="0cm" fo:margin-top="0cm" fo:margin-bottom="0cm" fo:line-height="150%" fo:text-align="center" style:justify-single-word="false" fo:text-indent="0cm" style:auto-text-indent="false"/>
    </style:style>
    <style:style style:name="P36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a" fo:font-size="14pt" fo:letter-spacing="normal" fo:language="en" fo:country="US" style:text-underline-style="none" fo:font-weight="bold" style:font-size-asian="14pt" style:font-weight-asian="bold" style:font-name-complex="Times New Roman" style:font-size-complex="14pt" style:font-weight-complex="normal"/>
    </style:style>
    <style:style style:name="P37" style:family="paragraph" style:parent-style-name="List_20_Paragraph" style:list-style-name="">
      <style:paragraph-properties fo:margin-left="0cm" fo:margin-right="0cm" fo:line-height="150%" fo:text-align="justify" style:justify-single-word="false" fo:orphans="0" fo:widows="0" fo:hyphenation-ladder-count="no-limit" fo:text-indent="1.03cm" style:auto-text-indent="false" style:text-autospace="ideograph-alpha" style:punctuation-wrap="hanging" style:line-break="stric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8" style:family="paragraph" style:parent-style-name="List_20_Paragraph" style:list-style-name="" style:master-page-name="">
      <style:paragraph-properties fo:margin-left="0cm" fo:margin-right="0cm" fo:line-height="150%" fo:text-align="justify" style:justify-single-word="false" fo:orphans="0" fo:widows="0" fo:hyphenation-ladder-count="no-limit" fo:text-indent="1.03cm" style:auto-text-indent="false" style:page-number="auto" style:text-autospace="ideograph-alpha" style:punctuation-wrap="hanging" style:line-break="stric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weight="bold" style:font-size-asian="16pt" style:font-weight-asian="bold" style:font-name-complex="Times New Roman" style:font-size-complex="16pt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6" style:family="text">
      <style:text-properties fo:font-size="14pt" style:font-size-asian="14pt" style:font-name-complex="Times New Roman" style:font-size-complex="14pt"/>
    </style:style>
    <style:style style:name="T7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name-complex="Times New Roman" style:font-size-complex="14pt" style:font-weight-complex="normal"/>
    </style:style>
    <style:style style:name="T11" style:family="text">
      <style:text-properties fo:font-size="14pt" fo:language="en" fo:country="US" style:font-size-asian="14pt" style:font-name-complex="Times New Roman" style:font-size-complex="14pt"/>
    </style:style>
    <style:style style:name="T12" style:family="text">
      <style:text-properties fo:font-size="14pt" fo:language="en" fo:country="US" style:text-underline-style="none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1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solid" style:text-underline-width="auto" style:text-underline-color="font-color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15" style:family="text">
      <style:text-properties fo:font-size="14pt" style:text-underline-style="none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16" style:family="text">
      <style:text-properties fo:font-size="14pt" fo:language="ru" fo:country="RU" style:text-underline-style="none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17" style:family="text">
      <style:text-properties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8" style:family="text">
      <style:text-properties fo:font-size="14pt" fo:language="ru" fo:country="RU" style:text-underline-style="solid" style:text-underline-width="auto" style:text-underline-color="font-color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21" style:family="text">
      <style:text-properties fo:font-variant="normal" fo:text-transform="none" fo:color="#000000" fo:font-size="14pt" fo:letter-spacing="normal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2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23" style:family="text">
      <style:text-properties fo:font-variant="normal" fo:text-transform="none" fo:color="#000000" fo:font-size="14pt" fo:letter-spacing="normal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24" style:family="text">
      <style:text-properties fo:font-variant="normal" fo:text-transform="none" fo:color="#000000" fo:font-size="14pt" fo:letter-spacing="normal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27" style:family="text">
      <style:text-properties fo:font-variant="normal" fo:text-transform="none" fo:color="#222222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/>
    </style:style>
    <style:style style:name="T28" style:family="text">
      <style:text-properties fo:font-variant="normal" fo:text-transform="none" fo:color="#222222" fo:font-size="14pt" fo:letter-spacing="normal" fo:font-style="normal" fo:font-weight="normal" style:font-size-asian="14pt" style:font-style-asian="normal" style:font-weight-asian="normal" style:font-size-complex="14pt"/>
    </style:style>
    <style:style style:name="T29" style:family="text">
      <style:text-properties fo:font-variant="normal" fo:text-transform="none" fo:color="#222222" fo:font-size="14pt" fo:letter-spacing="normal" fo:language="ru" fo:country="RU" fo:font-style="normal" fo:font-weight="normal" style:font-size-asian="14pt" style:font-style-asian="normal" style:font-weight-asian="normal" style:font-size-complex="14pt"/>
    </style:style>
    <style:style style:name="T30" style:family="text">
      <style:text-properties fo:font-variant="normal" fo:text-transform="none" fo:color="#222222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31" style:family="text">
      <style:text-properties fo:font-variant="normal" fo:text-transform="none" fo:color="#222222" fo:font-size="14pt" fo:letter-spacing="normal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weight-complex="normal"/>
    </style:style>
    <style:style style:name="T32" style:family="text">
      <style:text-properties fo:font-variant="normal" fo:text-transform="none" fo:color="#222222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33" style:family="text">
      <style:text-properties fo:font-variant="normal" fo:text-transform="none" fo:color="#222222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34" style:family="text">
      <style:text-properties fo:font-variant="normal" fo:text-transform="none" fo:color="#222222" fo:font-size="16pt" fo:letter-spacing="normal" fo:language="ru" fo:country="RU" fo:font-style="normal" fo:font-weight="bold" style:font-size-asian="16pt" style:font-style-asian="normal" style:font-weight-asian="bold" style:font-name-complex="Times New Roman" style:font-size-complex="16pt" style:font-weight-complex="normal"/>
    </style:style>
    <style:style style:name="T35" style:family="text">
      <style:text-properties fo:font-variant="normal" fo:text-transform="none" fo:color="#222222" fo:font-size="16pt" fo:letter-spacing="normal" fo:language="ru" fo:country="RU" fo:font-style="normal" style:text-underline-style="none" fo:font-weight="bold" style:font-size-asian="16pt" style:font-style-asian="normal" style:font-weight-asian="bold" style:font-name-complex="Times New Roman" style:font-size-complex="16pt" style:font-weight-complex="normal"/>
    </style:style>
    <style:style style:name="T36" style:family="text"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37" style:family="text">
      <style:text-properties fo:color="#000000" fo:font-size="16pt" fo:language="ru" fo:country="RU" fo:font-weight="bold" style:font-size-asian="16pt" style:font-weight-asian="bold" style:font-name-complex="Times New Roman" style:font-size-complex="16pt" style:font-weight-complex="normal"/>
    </style:style>
    <style:style style:name="T38" style:family="text">
      <style:text-properties fo:color="#000000" fo:font-size="16pt" fo:font-weight="bold" style:font-size-asian="16pt" style:font-weight-asian="bold" style:font-name-complex="Times New Roman" style:font-size-complex="16pt"/>
    </style:style>
    <style:style style:name="T39" style:family="text">
      <style:text-properties fo:color="#000000" fo:font-size="16pt" fo:font-weight="bold" style:font-size-asian="16pt" style:font-weight-asian="bold" style:font-name-complex="Times New Roman" style:font-size-complex="16pt" style:font-weight-complex="normal"/>
    </style:style>
    <style:style style:name="T40" style:family="text">
      <style:text-properties fo:color="#000000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41" style:family="text">
      <style:text-properties fo:color="#000000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42" style:family="text">
      <style:text-properties fo:color="#000000" fo:font-size="14pt" fo:font-weight="normal" style:font-size-asian="14pt" style:font-weight-asian="normal" style:font-name-complex="Times New Roman" style:font-size-complex="14pt" style:font-weight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style:font-name-complex="Times New Roman"/>
    </style:style>
    <style:style style:name="T45" style:family="text">
      <style:text-properties fo:language="en" fo:country="US"/>
    </style:style>
    <style:style style:name="T46" style:family="text">
      <style:text-properties fo:language="en" fo:country="US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table:number-columns-spanned="3" office:value-type="string">
              <text:p text:style-name="P17">Содержание</text:p>
              <text:p text:style-name="P17"/>
            </table:table-cell>
            <table:covered-table-cell/>
            <table:covered-table-cell/>
          </table:table-row>
        </table:table-header-rows>
        <table:table-row table:style-name="Таблица1.1">
          <table:table-cell table:style-name="Таблица1.A2" office:value-type="string">
            <text:list xml:id="list7020173872154030274" text:style-name="WW8Num4">
              <text:list-item>
                <text:p text:style-name="P13"/>
              </text:list-item>
            </text:list>
          </table:table-cell>
          <table:table-cell table:style-name="Таблица1.A2" office:value-type="string">
            <text:p text:style-name="P14">Введение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list xml:id="list39336889" text:continue-numbering="true" text:style-name="WW8Num4">
              <text:list-item>
                <text:p text:style-name="P13"/>
              </text:list-item>
            </text:list>
          </table:table-cell>
          <table:table-cell table:style-name="Таблица1.A2" office:value-type="string">
            <text:p text:style-name="P14">Основные понятия и термины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list xml:id="list39355701" text:continue-numbering="true" text:style-name="WW8Num4">
              <text:list-item>
                <text:p text:style-name="P13"/>
              </text:list-item>
            </text:list>
          </table:table-cell>
          <table:table-cell table:style-name="Таблица1.A2" office:value-type="string">
            <text:p text:style-name="P14">Цель и задачи работы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list xml:id="list39359544" text:continue-numbering="true" text:style-name="WW8Num4">
              <text:list-item>
                <text:p text:style-name="P13"/>
              </text:list-item>
            </text:list>
          </table:table-cell>
          <table:table-cell table:style-name="Таблица1.A2" office:value-type="string">
            <text:p text:style-name="P14">Постановка задачи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list xml:id="list39346176" text:continue-numbering="true" text:style-name="WW8Num4">
              <text:list-item>
                <text:p text:style-name="P13"/>
              </text:list-item>
            </text:list>
          </table:table-cell>
          <table:table-cell table:style-name="Таблица1.A2" office:value-type="string">
            <text:p text:style-name="P14">Описание модели и алгоритм решения</text:p>
            <text:list xml:id="list2238201151181742384" text:style-name="WW8Num6">
              <text:list-item>
                <text:p text:style-name="P15">Схожесть студентов</text:p>
              </text:list-item>
              <text:list-item>
                <text:p text:style-name="P15">Схожесть дисциплин</text:p>
              </text:list-item>
              <text:list-item>
                <text:p text:style-name="P15">Обработка наименований дисциплин</text:p>
              </text:list-item>
              <text:list-item>
                <text:p text:style-name="P15">Стемминг</text:p>
              </text:list-item>
              <text:list-item>
                <text:p text:style-name="P15">Кластеризация</text:p>
              </text:list-item>
              <text:list-item>
                <text:p text:style-name="P15">Рекомендации для студента</text:p>
              </text:list-item>
            </text:list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list xml:id="list39362726" text:continue-list="list39346176" text:style-name="WW8Num4">
              <text:list-item>
                <text:p text:style-name="P13"/>
              </text:list-item>
            </text:list>
          </table:table-cell>
          <table:table-cell table:style-name="Таблица1.A2" office:value-type="string">
            <text:p text:style-name="P14">Заключение</text:p>
          </table:table-cell>
          <table:table-cell table:style-name="Таблица1.C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list xml:id="list39356271" text:continue-numbering="true" text:style-name="WW8Num4">
              <text:list-item>
                <text:p text:style-name="P13"/>
              </text:list-item>
            </text:list>
          </table:table-cell>
          <table:table-cell table:style-name="Таблица1.A2" office:value-type="string">
            <text:p text:style-name="P14">Список литературы</text:p>
          </table:table-cell>
          <table:table-cell table:style-name="Таблица1.C2" office:value-type="string">
            <text:p text:style-name="P1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Введение</text:p>
      <text:p text:style-name="P3">Рекомендательные системы стали одной из важных частей услуг в Интернете. Такие автоматизированные системы, основываясь на определенных данных, могут предложить пользователю персональный список рекомендаций. </text:p>
      <text:p text:style-name="P3">У такой технологии много применений, например, рекомендование товаров на сайте магазинов, помощь в отыскании нужной музыки, фильмов, книг и т.д.</text:p>
      <text:p text:style-name="P4"><text:span text:style-name="T7">Иначе говоря, данная технология используется повсеместно в Интернете, именно этим и обусловлена научная </text:span><text:span text:style-name="T10">актуальность выбранной темы.</text:span></text:p>
      <text:p text:style-name="P2"/>
      <text:p text:style-name="P2">Основные понятия и термины</text:p>
      <text:p text:style-name="P5"><text:span text:style-name="T20">Ключевыми словами в настоящей работе будут следующие термины: </text:span><text:span text:style-name="T21">коллаборативная фильтрация, кластеризация, метод К-средних.</text:span></text:p>
      <text:p text:style-name="P7"><text:span text:style-name="Emphasis"><text:span text:style-name="T27">Коллаборативная фильтрация</text:span></text:span><text:span text:style-name="Emphasis"><text:span text:style-name="T28"> </text:span></text:span><text:span text:style-name="T28">вырабатывает рекомендации, основанные на модели предшествующего поведения пользователя. Эта модель может быть построена исключительно на основе поведения данного пользователя или — что более эффективно — с учетом поведения других пользователей со сходными характеристиками. В тех случаях, когда коллаборативная фильтрация принимает во внимание поведение других пользователей, она использует знание о группе для выработки рекомендаций на основе подобия пользователей. По существу рекомендации базируются на автоматическом сотрудничестве множества пользователей и на выделении тех пользователей, которые демонстрируют схожие предпочтения или шаблоны поведения. </text:span><text:span text:style-name="T29">[2]</text:span></text:p>
      <text:p text:style-name="P7"><text:span text:style-name="T31">Кластеризация</text:span><text:span text:style-name="T34"> — </text:span><text:span text:style-name="T30">это метод такой организации данных, когда похожие элементы оказываются в одном кластере, а непохожие в разных. [1]</text:span></text:p>
      <text:p text:style-name="P7"><text:span text:style-name="T31">Метод К-средних</text:span><text:span text:style-name="T32"> </text:span><text:span text:style-name="T35">— </text:span><text:span text:style-name="T32">самый распространенный алгоритм плоской кластеризации. Получив требуемое число кластеров, </text:span><text:span text:style-name="T33">num_clusters, </text:span><text:span text:style-name="T32">он создает именно столько так называемых центроидов кластеров. Сначала алгоритм произвольно выбирает <text:s/></text:span><text:span text:style-name="T33">num_clusters </text:span><text:span text:style-name="T32">сообщений и в качестве центроидов берет их векторы признаков. Затем каждое из оставшихся сообщений соотносится с </text:span><text:soft-page-break/><text:span text:style-name="T32">ближайшим к нему центроидом, и так образуются кластеры. После этого вычисляются новые положения центроидов — путем усреднения по всем векторам каждого кластера. Разумеется, при этом изменяется распределение <text:s/>сообщений по кластерам. Некоторые сообщения оказываются ближе к другому кластеру. Поэтому происходит перемещение таких сообщений из одного кластера в другой. Это делается до тех пор, пока положение центроидов не стабилизируется. После нескольких итераций расстояния между старыми и новым положением каждого центроида оказывается меньше порогового значения, и мы считаем, что процесс построения кластеров сошелся. [1]</text:span></text:p>
      <text:p text:style-name="P7"/>
      <text:p text:style-name="P6">Цель и задачи работы</text:p>
      <text:p text:style-name="P8">В настоящей работе предпринята попытка создать рекомендательную систему для выбора предметов студентам на основании их баллов по аналогичным дисциплинам. Поэтому получение ответа на вопрос: «Какие предметы порекомендовать данному студенту?» стал целью нашей работы. В ней мы поставили перед собой следующие задачи: </text:p>
      <text:list xml:id="list4165173565562329078" text:style-name="WW8Num2">
        <text:list-item>
          <text:p text:style-name="P18">выяснить, какие дисциплины можно считать «аналогичными»; </text:p>
        </text:list-item>
        <text:list-item>
          <text:p text:style-name="P18">определить похожих студентов; </text:p>
        </text:list-item>
        <text:list-item>
          <text:p text:style-name="P22"><text:span text:style-name="T6">на основе полученных данных, а также с помощью методов, модулей и библиотек языка </text:span><text:span text:style-name="T11">Python </text:span><text:span text:style-name="T6">определить наиболее подходящие курсы для студентов.</text:span></text:p>
        </text:list-item>
      </text:list>
      <text:p text:style-name="P21"/>
      <text:p text:style-name="P23">Постановка задачи</text:p>
      <text:p text:style-name="P30">Порекомендовать студенту курсы, основываясь на информации о похожести студентов и похожести дисциплин с использованием коллаборативной фильтрации по схожести студентов, определяемой с использованием косинусной меры.</text:p>
      <text:p text:style-name="P21"><text:span text:style-name="T14">Входные данные:</text:span><text:span text:style-name="T15"> <text:s/>Информация о </text:span><text:span text:style-name="T12">студентах (id </text:span><text:span text:style-name="T16">студента, его оценки по соответствующим дисциплинам, форма отчетности по дисциплине(зачет/экзамен)</text:span><text:span text:style-name="T12">), </text:span><text:span text:style-name="T16">информация о </text:span><text:span text:style-name="T12">дисциплинах(id </text:span><text:span text:style-name="T16">дисциплины, наименование дисциплины</text:span><text:span text:style-name="T12">).</text:span></text:p>
      <text:p text:style-name="P21"><text:soft-page-break/><text:span text:style-name="T18">Выходные данные:</text:span><text:span text:style-name="T17"> <text:s/>Рекомендованные курсы.</text:span></text:p>
      <text:p text:style-name="P21"/>
      <text:p text:style-name="P24">Описание модели и алгоритм решения</text:p>
      <text:p text:style-name="P24">Схожесть студентов</text:p>
      <text:p text:style-name="P19">Первым делом загрузим информацию о студентах, полученную из БРС, <text:s/>воспользовавшись следующей функцией:</text:p>
      <text:p text:style-name="P21"><text:span text:style-name="T8">// </text:span><text:span text:style-name="T13">TO DO : </text:span><text:span text:style-name="T8">КОД</text:span></text:p>
      <text:p text:style-name="P19">Отметим, что по некоторым дисциплинам у студента может быть меньше 60 баллов (например, задолженность, которую студент не успел сдать до данного момента), тогда таким дисциплинам мы присваиваем рейтинг 0, т.к. нам важно знать, что студент проходил/проходит данную дисциплину, но из-за плохих баллов, данная дисциплина/дисциплины не должна повлиять на конечную рекомендацию.</text:p>
      <text:p text:style-name="P19"/>
      <text:p text:style-name="P21"><text:span text:style-name="T8">Далее с помощью // </text:span><text:span text:style-name="T13">TO DO : </text:span><text:span text:style-name="T19">НАЗВАНИЕ ФУНКЦИИ<text:tab/>мы определим похожих студентов, используя косинусную меру сходства:</text:span></text:p>
      <text:p text:style-name="P21"><text:span text:style-name="T19">// </text:span><text:span text:style-name="T13">TO DO : </text:span><text:span text:style-name="T19">КОД</text:span></text:p>
      <text:p text:style-name="P19">Основываясь на этом, мы можем получить «похожих» студентов:</text:p>
      <text:p text:style-name="P21"><text:span text:style-name="T19">// </text:span><text:span text:style-name="T13">TO DO : </text:span><text:span text:style-name="T19">КОД</text:span></text:p>
      <text:p text:style-name="P25">Схожесть дисциплин</text:p>
      <text:p text:style-name="P20">Теперь перейдем к схожести дисциплин. Здесь все немного сложнее, т.к. если схожесть студентов мы можем получить из оценок студентов по дисциплинам, то для получения информации о схожести дисциплин придется поработать с поиском взаимосвязанных сообщений. Мы не располагаем какими-либо метками, с помощью которых можно было бы обучить модель, но мы можем попытаться найти закономерности в самих данных (например, в названии дисциплин, в фамилиях преподавателей, которые ведут данную дисциплину, в кафедрах, на которых преподают эти дисциплины и т.д.).</text:p>
      <text:p text:style-name="P20">Для нахождения «похожих» дисциплин мы воспользуемся кластеризацией : будем размещать дисциплины в кластерах, основываясь на схожести названия <text:soft-page-break/>дисциплин. Но прежде чем начать поиск «похожих» дисциплин, сначала нужно обработать данные. </text:p>
      <text:p text:style-name="P20"><text:tab/><text:tab/><text:tab/></text:p>
      <text:p text:style-name="P26">Обработка наименований дисциплин</text:p>
      <text:list xml:id="list775546332688375881" text:style-name="WW8Num5">
        <text:list-item>
          <text:p text:style-name="P32">В наименовании дисциплин есть такие слова как « в », « на », « и », которые не несут в себе никакой смысловой нагрузки. Они называется стоп-словами. Лучше всего вообще удалить такие слова, которые не помогают выявить различий, из наименований дисциплин.</text:p>
        </text:list-item>
        <text:list-item>
          <text:p text:style-name="P32">Приводим наименование дисциплин к нижнему регистру, чтобы дисциплины «Алгебра» и «алгебра» не считались как различные дисциплины. <text:s/></text:p>
        </text:list-item>
        <text:list-item>
          <text:p text:style-name="P32">Если в наименовании дисциплины есть какие-либо посторонние символы, то удаляем их. Оставляем только буквы и пробелы между словами в наименовании.</text:p>
        </text:list-item>
      </text:list>
      <text:p text:style-name="P31">Получаем следующую функцию обработки наименований дисциплин:</text:p>
      <text:p text:style-name="P21"><text:span text:style-name="T19">// </text:span><text:span text:style-name="T13">TO DO : </text:span><text:span text:style-name="T19">КОД</text:span></text:p>
      <text:p text:style-name="P26">Стемминг</text:p>
      <text:p text:style-name="P29">Одно и то же слово в разных грамматиках мы считаем разными словами, это неверно (например, программирование и программирования). Имеет смысл считать эти слова, как одно, ведь они обозначают одно понятие. </text:p>
      <text:p text:style-name="P21"><text:span text:style-name="T40">Для решения данной проблемы нам понадобится SnowballStemmer из библиотеки </text:span><text:span text:style-name="T41">NLTK</text:span><text:span text:style-name="T40">:</text:span></text:p>
      <text:p text:style-name="P21"><text:span text:style-name="T40">// </text:span><text:span text:style-name="T41">TO DO : </text:span><text:span text:style-name="T40">КОД</text:span></text:p>
      <text:p text:style-name="P26">Кластеризация</text:p>
      <text:p text:style-name="P21"><text:span text:style-name="T42">Для кластеризации <text:s/>мы будем использовать метод К-средних </text:span><text:span text:style-name="T41">(K-means): </text:span></text:p>
      <text:p text:style-name="P21"><text:span text:style-name="T40">// </text:span><text:span text:style-name="T41">TO DO : </text:span><text:span text:style-name="T40">КОД</text:span></text:p>
      <text:p text:style-name="P21"><text:span text:style-name="T40">Каждому наименованию дисциплины, участвовавшему в обучении, <text:s/>соответствует целочисленная метка в </text:span><text:span text:style-name="T41">km.labels_:</text:span></text:p>
      <text:p text:style-name="P21"><text:span text:style-name="T40">// </text:span><text:span text:style-name="T41">TO DO : </text:span><text:span text:style-name="T40">КОД</text:span></text:p>
      <text:p text:style-name="P27"><text:soft-page-break/></text:p>
      <text:p text:style-name="P26">Рекомендации для студента</text:p>
      <text:p text:style-name="P21"><text:span text:style-name="T40">С помощью функции // </text:span><text:span text:style-name="T41">TO DO : </text:span><text:span text:style-name="T40">НАИМЕНОВАНИЕ ФУНКЦИИ мы можем узнать, в каком кластере находятся «похожие дисциплины»: </text:span></text:p>
      <text:p text:style-name="P21"><text:span text:style-name="T40">// </text:span><text:span text:style-name="T41">TO DO : </text:span><text:span text:style-name="T40">КОД</text:span></text:p>
      <text:p text:style-name="P29">Теперь мы подошли к самому главному : рекомендация дисциплин для студента. </text:p>
      <text:p text:style-name="P29">Зная то, в каких кластерах располагаются дисциплины, которые студент уже прошел, будем находить средний балл для каждого кластера. </text:p>
      <text:p text:style-name="P21"><text:span text:style-name="T40">// </text:span><text:span text:style-name="T41">TO DO : Т</text:span><text:span text:style-name="T40">ЕКСТ</text:span></text:p>
      <text:p text:style-name="P21"><text:span text:style-name="T40">// </text:span><text:span text:style-name="T41">TO DO : </text:span><text:span text:style-name="T40">КОД</text:span></text:p>
      <text:p text:style-name="P29">Далее, если средний балл в кластере больше, например, 85, то добавляем все предметы из этого кластера, которые студент еще не изучил, в список рекомендаций. </text:p>
      <text:p text:style-name="P21"><text:span text:style-name="T40">// </text:span><text:span text:style-name="T41">TO DO : Т</text:span><text:span text:style-name="T40">ЕКСТ</text:span></text:p>
      <text:p text:style-name="P21"><text:span text:style-name="T40">// </text:span><text:span text:style-name="T41">TO DO : </text:span><text:span text:style-name="T40">КОД</text:span></text:p>
      <text:p text:style-name="P29">Проделываем аналогичную работу со схожими студентами.</text:p>
      <text:p text:style-name="P21"><text:span text:style-name="T40">// </text:span><text:span text:style-name="T41">TO DO : Т</text:span><text:span text:style-name="T40">ЕКСТ</text:span></text:p>
      <text:p text:style-name="P21"><text:span text:style-name="T40">// </text:span><text:span text:style-name="T41">TO DO : </text:span><text:span text:style-name="T40">КОД</text:span></text:p>
      <text:p text:style-name="P35"><text:span text:style-name="T38">Заключение</text:span></text:p>
      <text:p text:style-name="P38"><text:span text:style-name="T44">В ходе работы были использованы схожесть студентов, схожесть дисциплин по наименованию, кластеризация методом </text:span><text:span text:style-name="T46">K-means</text:span><text:span text:style-name="T44"> для решения задачи создания рекомендаций выбора предметов для студентов на основании баллов по аналогичным дисциплинам.</text:span></text:p>
      <text:p text:style-name="P37">// <text:span text:style-name="T45">TO DO </text:span><text:span text:style-name="T43">: проверить действие рекомендательной системы на отличниках и двоечниках + влияет ли смена курсов между группами/курсами/специальностями (например, Плаутина)</text:span></text:p>
      <text:p text:style-name="P37">Кроме того данная работа предоставляет широкий горизонт дальнейших исследований. Так, например, планируется улучшить нахождение «схожих дисциплин» не только по наименованию, но также и по преподавателям, <text:soft-page-break/>которые ведут данные дисциплины и по кафедрам преподавателей/студентов, добавить опрос для студентов, чтобы можно было находить «похожих студентов» не только по оценкам, но и по их предпочтениям, выявить проблемные места системы, в которых могут происходить сбои, по причине увеличения количества студентов, добавления дисциплин и т.д.</text:p>
      <text:p text:style-name="P19"><text:span text:style-name="T40"/></text:p>
      <text:p text:style-name="P28">Список литературы</text:p>
      <text:list xml:id="list8164741937305330265" text:style-name="WW8Num3">
        <text:list-item>
          <text:p text:style-name="P10"><text:span text:style-name="T22">Ричарт В., Коэльо П. Л.</text:span><text:span text:style-name="T23"> Построение систем машинного обучения на языке </text:span><text:span text:style-name="T24">Python —</text:span><text:span text:style-name="T23"> ДМК-Пресс, 2016г. - 302 с.</text:span></text:p>
        </text:list-item>
        <text:list-item>
          <text:p text:style-name="P11">IBM.com <text:s/>[электронный ресурс]:</text:p>
        </text:list-item>
      </text:list>
      <text:p text:style-name="P9"><text:a xlink:type="simple" xlink:href="https://www.ibm.com/developerworks/ru/library/os-recommender1/index.html" text:style-name="Internet_20_link" text:visited-style-name="Visited_20_Internet_20_Link"><text:span text:style-name="Internet_20_link"><text:span text:style-name="T24">https://www.ibm.com/developerworks/ru/library/os-recommender1/index.html</text:span></text:span></text:a></text:p>
      <text:p text:style-name="P33">Время доступа: 10.05.2017</text:p>
      <text:list xml:id="list39344866" text:continue-numbering="true" text:style-name="WW8Num3">
        <text:list-item>
          <text:p text:style-name="P34"><text:span text:style-name="T25">Сегаран Т. Программируем коллективный разум</text:span><text:span text:style-name="T26"> —</text:span><text:span text:style-name="T25"> Спб.: Символ-Плюс, 2008. - 368 с. </text:span></text:p>
        </text:list-item>
      </text:list>
      <text:p text:style-name="P12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/>
    <style:font-face style:name="Times New Roman1" svg:font-family="'Times New Roman'"/>
    <style:font-face style:name="Arial2" svg:font-family="Arial" style:font-family-generic="swiss"/>
    <style:font-face style:name="@Arial Unicode MS" svg:font-family="'@Arial Unicode MS'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0cm" style:auto-text-indent="false"/>
      <style:text-properties style:font-name="Times New Roman" fo:font-size="14pt" fo:font-weight="bold" style:font-name-asian="SimSun1" style:font-size-asian="14pt" style:font-weight-asian="bold" style:font-name-complex="Arial" style:font-size-complex="14pt" style:font-weight-complex="bold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fo:font-size="14pt" fo:font-weight="bold" style:font-size-asian="14pt" style:font-weight-asian="bold" style:font-name-complex="Times New Roman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variant="normal" fo:text-transform="none" fo:language="en" fo:country="U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на Рязанова</meta:initial-creator>
    <meta:creation-date>2017-05-10T20:37:44</meta:creation-date>
    <dc:creator>Анна Рязанова</dc:creator>
    <dc:date>2017-05-10T21:36:16</dc:date>
    <meta:editing-cycles>2</meta:editing-cycles>
    <meta:editing-duration>PT17M21S</meta:editing-duration>
    <meta:generator>OpenOffice/4.1.3$Win32 OpenOffice.org_project/413m1$Build-9783</meta:generator>
    <meta:document-statistic meta:table-count="1" meta:image-count="0" meta:object-count="0" meta:page-count="7" meta:paragraph-count="83" meta:word-count="1131" meta:character-count="8403"/>
  </office:meta>
</office:document-meta>
</file>